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2B0000010CCDE5D944ADCF1D29.png" manifest:media-type="image/png"/>
  <manifest:file-entry manifest:full-path="Pictures/100000000000028E0000019CC22DFE442E16A53E.png" manifest:media-type="image/png"/>
  <manifest:file-entry manifest:full-path="Pictures/10000000000002FC000000F1A9F0E09B2F526FD5.png" manifest:media-type="image/png"/>
  <manifest:file-entry manifest:full-path="Pictures/10000000000001F30000018A0F6B88CB5679AF18.png" manifest:media-type="image/png"/>
  <manifest:file-entry manifest:full-path="Pictures/100000000000033300000238414CF7C219866BFB.png" manifest:media-type="image/png"/>
  <manifest:file-entry manifest:full-path="Pictures/10000000000001770000011EC7A06B72C47167A8.png" manifest:media-type="image/png"/>
  <manifest:file-entry manifest:full-path="Pictures/10000000000001BE0000002CE33C0B627471AF6B.png" manifest:media-type="image/png"/>
  <manifest:file-entry manifest:full-path="Pictures/100000000000011F000001634F11E8483B840E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933cm"/>
    </style:style>
    <style:style style:name="gr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2.052cm" fo:min-width="8.284cm" fo:padding-top="0.178cm" fo:padding-bottom="0.178cm" fo:padding-left="0.303cm" fo:padding-right="0.303cm" fo:wrap-option="no-wrap"/>
    </style:style>
    <style:style style:name="gr7" style:family="graphic" style:parent-style-name="objectwithoutfill">
      <style:graphic-properties draw:stroke="dash" draw:stroke-dash="Fine_20_Dashed"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2.978cm" fo:min-width="6.062cm" fo:padding-top="0.178cm" fo:padding-bottom="0.178cm" fo:padding-left="0.303cm" fo:padding-right="0.303cm" fo:wrap-option="no-wrap"/>
    </style:style>
    <style:style style:name="gr11" style:family="graphic" style:parent-style-name="standard">
      <style:graphic-properties draw:stroke="none" draw:fill="none" fo:min-height="1.509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fo:min-height="2.288cm"/>
    </style:style>
    <style:style style:name="pr8" style:family="presentation" style:parent-style-name="lyt-bluelinesgrad-outline1">
      <style:graphic-properties fo:min-height="16.296cm"/>
    </style:style>
    <style:style style:name="pr9" style:family="presentation" style:parent-style-name="lyt-bluelinesgrad-outline1">
      <style:graphic-properties fo:min-height="17.066cm"/>
    </style:style>
    <style:style style:name="pr10" style:family="presentation" style:parent-style-name="lyt-bluelinesgrad-title">
      <style:graphic-properties fo:min-height="2.541cm"/>
    </style:style>
    <style:style style:name="pr11" style:family="presentation" style:parent-style-name="lyt-bluelinesgrad-title">
      <style:graphic-properties fo:min-height="2.5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新細明體2" style:font-name-asian="新細明體2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.2cm" fo:text-align="center" fo:text-indent="0cm"/>
    </style:style>
    <style:style style:name="P14" style:family="paragraph">
      <loext:graphic-properties draw:fill="none"/>
      <style:paragraph-properties fo:margin-left="0cm" fo:margin-right="0.2cm" fo:text-align="center" fo:text-indent="0cm"/>
      <style:text-properties fo:color="#ffff99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loext:graphic-properties draw:fill="none" draw:fill-color="#ffffff"/>
    </style:style>
    <style:style style:name="P18" style:family="paragraph">
      <style:text-properties fo:color="#ffffff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style:font-name="新細明體2" fo:font-size="15pt" style:font-name-asian="新細明體2" style:font-size-asian="15pt" style:font-size-complex="15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99" fo:font-size="32pt" style:font-size-asian="32pt" style:font-size-complex="3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99" fo:font-size="22pt" style:font-size-asian="22pt" style:font-size-complex="22p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那些我們幾乎都沒學過</text:span></text:p>
            <text:p text:style-name="P1"><text:span text:style-name="T1"/></text:p>
            <text:p text:style-name="P1"><text:span text:style-name="T1">但是也不太會想去學的</text:span></text:p>
            <text:p text:style-name="P1"><text:span text:style-name="T1"/></text:p>
            <text:p text:style-name="P1"><text:span text:style-name="T1">《非歐幾何學》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25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昨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為了彌補中學時沒學好的幾何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寫了這一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024cm" svg:height="12.614cm" svg:x="4cm" svg:y="6.2cm">
          <draw:image xlink:href="Pictures/100000000000028E0000019CC22DFE442E16A53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天</text:p>
          </draw:text-box>
        </draw:frame>
        <draw:frame presentation:style-name="pr5" draw:layer="layout" svg:width="25.199cm" svg:height="18.494cm" svg:x="1.201cm" svg:y="5.2cm" presentation:class="outline" presentation:user-transformed="true">
          <draw:text-box>
            <text:list text:style-name="L3">
              <text:list-item>
                <text:p>我突發奇想，發了一個訊息</text:p>
              </text:list-item>
            </text:list>
          </draw:text-box>
        </draw:frame>
        <draw:frame draw:style-name="gr3" draw:text-style-name="P5" draw:layer="layout" svg:width="15.003cm" svg:height="11.846cm" svg:x="6.2cm" svg:y="8.354cm">
          <draw:image xlink:href="Pictures/10000000000001F30000018A0F6B88CB5679AF1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我開始認真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相對論和量子力學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著看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想應該可以把《狹義相對論》寫出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不懂《廣義相對論》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但是當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開始看《廣義相對論》的時候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卻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用到《張量》(tensor)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張量和《幾何變換》有關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《張量》好難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看到一個故事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初愛因斯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</text:span><text:span text:style-name="T7">1905</text:span><text:span text:style-name="T7">年發表《狹義相對論》之後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整沉寂了十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才在</text:span><text:span text:style-name="T5">1916</text:span><text:span text:style-name="T5">年發表了廣義相對論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大數學家《希爾伯特》，似乎還比他更早發展出類似理論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的關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於愛因斯坦，對非歐幾何學不夠瞭解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所以整整花上十年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才能建構出廣義相對論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要理解廣義相對論之前</text:span></text:p>
              </text:list-item>
              <text:list-item>
                <text:p><text:span text:style-name="T5">我想得先理解一下《非歐幾何學》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剛好可以銜接前一篇的<text:line-break/>《歐氏幾何》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形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幾何二部曲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們看看</text:p>
              </text:list-item>
              <text:list-item>
                <text:p>到底甚麼是非歐幾何學吧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在此之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先讓我們複習一下</text:p>
              </text:list-item>
              <text:list-item>
                <text:p>昨天的歐氏幾何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您還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歐氏幾何的幾何原本裏，有</text:p>
                <text:list>
                  <text:list-item>
                    <text:p>23個定義(Definition)</text:p>
                  </text:list-item>
                  <text:list-item>
                    <text:p>5個公設(Axiom)</text:p>
                  </text:list-item>
                  <text:list-item>
                    <text:p>5個公理(一般概念)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7" draw:layer="layout" svg:width="25.199cm" svg:height="2.288cm" svg:x="1.4cm" svg:y="0.575cm" presentation:class="title" presentation:user-transformed="true">
          <draw:text-box>
            <text:p><text:span text:style-name="T8">以下是幾何原本的</text:span><text:span text:style-name="T8">23</text:span><text:span text:style-name="T8">個定義</text:span></text:p>
          </draw:text-box>
        </draw:frame>
        <draw:frame presentation:style-name="pr8" draw:text-style-name="P9" draw:layer="layout" svg:width="9.2cm" svg:height="16.296cm" svg:x="0.8cm" svg:y="3.6cm" presentation:class="outline" presentation:user-transformed="true">
          <draw:text-box>
            <text:p text:style-name="P8"><text:span text:style-name="T9">1. </text:span><text:span text:style-name="T9">點：點不可以再分割成部分</text:span></text:p>
            <text:p text:style-name="P8"><text:span text:style-name="T9">2. </text:span><text:span text:style-name="T9">線：線是無寬度的長度</text:span></text:p>
            <text:p text:style-name="P8"><text:span text:style-name="T9">3. </text:span><text:span text:style-name="T9">線的兩端是點</text:span></text:p>
            <text:p text:style-name="P8"><text:span text:style-name="T9">4. </text:span><text:span text:style-name="T9">直線：直線是沿著一定方向與其相反方向的無限平舖</text:span></text:p>
            <text:p text:style-name="P8"><text:span text:style-name="T9">5. </text:span><text:span text:style-name="T9">面：面只有長度和寬度</text:span></text:p>
            <text:p text:style-name="P8"><text:span text:style-name="T9">6. </text:span><text:span text:style-name="T9">一個面的邊是線</text:span></text:p>
            <text:p text:style-name="P8"><text:span text:style-name="T9">7. </text:span><text:span text:style-name="T9">平面：平面是直線自身的均勻分布</text:span></text:p>
            <text:p text:style-name="P8"><text:span text:style-name="T9">8. </text:span><text:span text:style-name="T9">平面角：平面角是兩條線在一個平面內相交所形成的傾斜度。</text:span></text:p>
            <text:p text:style-name="P8"><text:span text:style-name="T9">9. </text:span><text:span text:style-name="T9">直線角：含有角的兩條線成一直線時，其角稱為直線角</text:span><text:span text:style-name="T9">(</text:span><text:span text:style-name="T9">現代稱為平角</text:span><text:span text:style-name="T9">)</text:span></text:p>
            <text:p text:style-name="P8"><text:span text:style-name="T9">10. </text:span><text:span text:style-name="T9">直角與垂線：一條直線與另一條直線相交所形成的兩鄰角相等，兩角皆稱為直角。</text:span></text:p>
            <text:p text:style-name="P8"><text:span text:style-name="T9">11. </text:span><text:span text:style-name="T9">鈍角：大於直角的角</text:span></text:p>
            <text:p text:style-name="P8"><text:span text:style-name="T9">12. </text:span><text:span text:style-name="T9">銳角：小於直角的角</text:span></text:p>
          </draw:text-box>
        </draw:frame>
        <draw:frame presentation:style-name="pr9" draw:text-style-name="P9" draw:layer="layout" svg:width="17cm" svg:height="17.066cm" svg:x="10.2cm" svg:y="3.4cm" presentation:class="outline" presentation:user-transformed="true">
          <draw:text-box>
            <text:p text:style-name="P8"><text:span text:style-name="T9">13. </text:span><text:span text:style-name="T9">邊界：邊界是物體的邊緣</text:span></text:p>
            <text:p text:style-name="P8"><text:span text:style-name="T9">14. </text:span><text:span text:style-name="T9">圖形：由一個邊界或幾個邊界所圍成的。</text:span></text:p>
            <text:p text:style-name="P8"><text:span text:style-name="T9">15. </text:span><text:span text:style-name="T9">圓：由一條線包圍著的平面圖形，其內有一點與這條線上任一點所連成的線段都相等。</text:span></text:p>
            <text:p text:style-name="P8"><text:span text:style-name="T9">16. </text:span><text:span text:style-name="T9">上述圓內的那點稱為圓心。</text:span></text:p>
            <text:p text:style-name="P8"><text:span text:style-name="T9">17. </text:span><text:span text:style-name="T9">直徑是穿過圓心，端點在圓上的任意線段，該線段將圓分成兩等份。</text:span></text:p>
            <text:p text:style-name="P8"><text:span text:style-name="T9">18. </text:span><text:span text:style-name="T9">半圓：是直徑與被它切的圓弧圍成的圖形。半圓的圓心與原圓心相同。</text:span></text:p>
            <text:p text:style-name="P8"><text:span text:style-name="T9">19. </text:span><text:span text:style-name="T9">直線圖形是由線段首尾順次相接圍成的。三角形是由三條線段圍成的。四邊形是由四條線段圍成的。多邊形是由四條以上的線段圍成的。</text:span></text:p>
            <text:p text:style-name="P8"><text:span text:style-name="T9">20. </text:span><text:span text:style-name="T9">三角形中，三條邊相等的稱為等邊三角形。兩條邊相等的稱為等腰三角形。三個角都為銳角的稱為銳角三角形。</text:span></text:p>
            <text:p text:style-name="P8"><text:span text:style-name="T9">21. </text:span><text:span text:style-name="T9">三角形中，有一個角為直角者是直角三角形，有一個角是鈍角的稱為鈍角三角形。</text:span></text:p>
            <text:p text:style-name="P8"><text:span text:style-name="T9">22. </text:span><text:span text:style-name="T9">四邊形中，四條邊相等並且四個角為直角的稱為正方形，四角為直角，但邊不完全相等的為長方形</text:span><text:span text:style-name="T9">(</text:span><text:span text:style-name="T9">矩形</text:span><text:span text:style-name="T9">)</text:span><text:span text:style-name="T9">。兩邊相等，角不是直角的為菱形。兩組對邊，兩組隊角分別相等的為平行四邊形。一組對邊平行，另一組對邊不平行的稱為梯形。</text:span></text:p>
            <text:p text:style-name="P8"><text:span text:style-name="T9">23. </text:span><text:span text:style-name="T9">平行直線：在同一平面內向兩端無限延長不能相交的直線。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五條公理(一般概念)</text:p>
          </draw:text-box>
        </draw:frame>
        <draw:frame presentation:style-name="pr5" draw:text-style-name="P10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><text:span text:style-name="T10">與同一事物相等的事物相等。</text:span></text:p>
              </text:list-item>
              <text:list-item>
                <text:p><text:span text:style-name="T10">相等的事物加上相等的事物仍然相等。</text:span></text:p>
              </text:list-item>
              <text:list-item>
                <text:p><text:span text:style-name="T10">相等的事物減去相等的事物仍然相等。</text:span></text:p>
              </text:list-item>
              <text:list-item>
                <text:p><text:span text:style-name="T10">一個事物與另一事物重合，則它們相等。</text:span></text:p>
              </text:list-item>
              <text:list-item>
                <text:p><text:span text:style-name="T10">整體大於局部。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還有最重要的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五條公設(Axiom)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這五條重要的公設如下</text:p>
          </draw:text-box>
        </draw:frame>
        <draw:frame presentation:style-name="pr5" draw:text-style-name="P10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><text:span text:style-name="T11">從一點向另一點可以引一條直線。</text:span></text:p>
              </text:list-item>
              <text:list-item>
                <text:p><text:span text:style-name="T11">任意線段能無限延伸成一條直線。</text:span></text:p>
              </text:list-item>
              <text:list-item>
                <text:p><text:span text:style-name="T11">給定任意線段，可以以其一個端點作為圓心，該線段作為半徑作一個圓。</text:span></text:p>
              </text:list-item>
              <text:list-item>
                <text:p><text:span text:style-name="T11">所有直角都相等。</text:span></text:p>
              </text:list-item>
              <text:list-item>
                <text:p><text:span text:style-name="T11">若兩條直線都與第三條直線相交，並且在同一邊的內角之和小於兩個直角，則這兩條直線在這一邊必定相交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中第五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若兩條直線都與第三條直線相交，並且在同一邊的內角之和小於兩個直角，則這兩條直線在這一邊必定相交。</text:span></text:p>
              </text:list-item>
              <text:list-item>
                <text:p><text:span text:style-name="T10">稱為《平行公設》，這條可以導出下述命題：</text:span></text:p>
                <text:list>
                  <text:list-item>
                    <text:p><text:span text:style-name="T12">通過一個不在直線上的點，有且僅有一條不與該直線相交的直線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歐幾里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在寫《幾何原本》的時候</text:span><text:span text:style-name="T5"><text:line-break/></text:span><text:span text:style-name="T5">會盡量少用這第五條的平行公設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這條寫起來特別長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而且看起來並非絕對必要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可惜如果不用《平行公設》的話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沒有辦法證明《畢氏定理》</text:span><text:span text:style-name="T5"><text:line-break/></text:span><text:span text:style-name="T5">還有一些《平面幾何》上的定理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千多年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很多數學家都試圖，想要由前面四條來導出《平行公設》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始終沒有人能夠做到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7">像是俄國喀山大學的</text:span><text:span text:style-name="T7"><text:line-break/></text:span><text:span text:style-name="T7">《羅巴契夫斯基》教授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想用前四條證明《平行公設》</text:span><text:span text:style-name="T6"><text:line-break/></text:span><text:span text:style-name="T6"/></text:p>
              </text:list-item>
              <text:list-item>
                <text:p><text:span text:style-name="T6">但卻總是失敗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開始有人認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根本不可能用前四條導出《平行公設》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那麼、如果把平行公設拿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至反過來的話<text:line-break/>那麼會怎麼樣呢？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1820</text:span><text:span text:style-name="T6">年，羅巴切夫斯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把《幾何原本》中的命題分為兩部份。</text:span></text:p>
                <text:list>
                  <text:list-item>
                    <text:p><text:span text:style-name="T13">一部分是有用到平行公設證明的命題</text:span></text:p>
                  </text:list-item>
                  <text:list-item>
                    <text:p><text:span text:style-name="T13">另一部分是沒有用到平行公設證明的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5">那些沒有用到《平行公設》的命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形成了一套幾何體系，稱為《絕對幾何》！</text:p>
              </text:list-item>
            </text:list>
          </draw:text-box>
        </draw:frame>
        <draw:frame draw:style-name="gr5" draw:text-style-name="P12" draw:layer="layout" svg:width="26.4cm" svg:height="3.183cm" svg:x="0.6cm" svg:y="17.301cm">
          <draw:text-box>
            <text:p>參考： http://210.243.8.14/%E5%81%89%E5%A4%A7%E7%9A%84%E6%95%B8%E5%AD%B8%E5%AE%B6/Document%20Library/%E7%BE%85%E5%B7%B4%E5%A5%91%E5%A4%AB%E6%96%AF%E5%9F%BA1792--1856.html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《絕對幾何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可以證明下列命題：</text:span><text:span text:style-name="T13">(</text:span><text:span text:style-name="T13">證明完就是定理</text:span><text:span text:style-name="T13">)</text:span></text:p>
                <text:p><text:span text:style-name="T13"/></text:p>
                <text:p><text:span text:style-name="T7">在一個平面上，過直線</text:span><text:span text:style-name="T7">AB</text:span><text:span text:style-name="T7">外一點，《至少可作一條》直線與</text:span><text:span text:style-name="T7">AB</text:span><text:span text:style-name="T7">不相交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讓我們仔細看看這個定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一個平面上，過直線</text:span><text:span text:style-name="T7">AB</text:span><text:span text:style-name="T7">外一點，《至少可作一條》直線與</text:span><text:span text:style-name="T7">AB</text:span><text:span text:style-name="T7">不相交</text:span></text:p>
              </text:list-item>
            </text:list>
          </draw:text-box>
        </draw:frame>
        <draw:custom-shape draw:style-name="gr6" draw:text-style-name="P14" draw:layer="layout" svg:width="9.6cm" svg:height="2.6cm" svg:x="3.4cm" svg:y="13.4cm">
          <text:p text:style-name="P13"><text:span text:style-name="T14">那可不可以兩條以上呢？</text:span></text:p>
          <draw:enhanced-geometry svg:viewBox="0 0 21600 21600" draw:text-areas="800 800 20800 20800" draw:type="round-rectangular-callout" draw:modifiers="12031.7466930528 -25519.723183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6">於是《羅巴切夫斯基》就想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我把：</text:span></text:p>
                <text:list>
                  <text:list-item>
                    <text:p><text:span text:style-name="T13">可作《不只一條直線》與</text:span><text:span text:style-name="T13">AB</text:span><text:span text:style-name="T13">不相交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5">那會怎麼樣呢？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他就用這一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和《平行公設》相反的公設，當作是《第五條公設》</text:span></text:p>
              </text:list-item>
              <text:list-item>
                <text:p><text:span text:style-name="T6">並且開始推導出一個又一個的定理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竟然推導得很順手，<text:line-break/>完全沒有造成任何矛盾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他推出的定理，和歐氏幾何會有很多不同</text:span><text:span text:style-name="T5"><text:line-break/></text:span><text:span text:style-name="T5"/></text:p>
              </text:list-item>
              <text:list-item>
                <text:p><text:span text:style-name="T5">不過也是符合公設的嚴謹定理阿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可能想不到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這些推導，形成了一門全新的幾何學，後來就稱為《羅氏幾何》</text:span><text:span text:style-name="T5"><text:line-break/></text:span><text:span text:style-name="T5"/></text:p>
              </text:list-item>
              <text:list-item>
                <text:p><text:span text:style-name="T5">《羅氏幾何》又稱為《雙曲幾何》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10" draw:layer="layout" svg:width="25.199cm" svg:height="2.541cm" svg:x="1.4cm" svg:y="0.404cm" presentation:class="title" presentation:user-transformed="true">
          <draw:text-box>
            <text:p>更詳細的內容</text:p>
          </draw:text-box>
        </draw:frame>
        <draw:frame presentation:style-name="pr5" draw:layer="layout" svg:width="25.199cm" svg:height="18.494cm" svg:x="0.601cm" svg:y="2.906cm" presentation:class="outline" presentation:user-transformed="true">
          <draw:text-box>
            <text:list text:style-name="L3">
              <text:list-item>
                <text:p><text:span text:style-name="T5">可以參考維基百科</text:span></text:p>
              </text:list-item>
            </text:list>
          </draw:text-box>
        </draw:frame>
        <draw:frame draw:style-name="gr3" draw:text-style-name="P5" draw:layer="layout" svg:width="21.743cm" svg:height="15.079cm" svg:x="4.057cm" svg:y="5.4cm">
          <draw:image xlink:href="Pictures/100000000000033300000238414CF7C219866BFB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5">但是、慢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不是很違反直覺嗎？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怎麼理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在一個幾何體系中</text:span></text:p>
                <text:list>
                  <text:list-item>
                    <text:p><text:span text:style-name="T13">可作《不只一條直線》與</text:span><text:span text:style-name="T13">AB</text:span><text:span text:style-name="T13">不相交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這件事情呢？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要看一個範例就會懂了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這個《羅氏幾何》的範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由龐加萊所提出的</text:span></text:p>
              </text:list-item>
              <text:list-item>
                <text:p><text:span text:style-name="T6">稱為《龐加萊圓盤模型》（</text:span><text:span text:style-name="T6">Poincaré disk model</text:span><text:span text:style-name="T6">）</text:span></text:p>
              </text:list-item>
              <text:list-item>
                <text:p><text:span text:style-name="T6">也有個變形是《半圓盤模型》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8">在《龐加萊半圓盤模型》當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們考慮一個《笛卡兒》坐標系上的半平面。</text:span></text:p>
              </text:list-item>
            </text:list>
          </draw:text-box>
        </draw:frame>
        <draw:line draw:style-name="gr7" draw:text-style-name="P5" draw:layer="layout" svg:x1="6.4cm" svg:y1="17.2cm" svg:x2="26.599cm" svg:y2="17.2cm">
          <text:p/>
        </draw:line>
        <draw:line draw:style-name="gr7" draw:text-style-name="P5" draw:layer="layout" svg:x1="13.2cm" svg:y1="17.082cm" svg:x2="13.226cm" svg:y2="9.4cm">
          <text:p/>
        </draw:line>
        <draw:frame draw:style-name="gr8" draw:text-style-name="P17" draw:layer="layout" svg:width="0.815cm" svg:height="0.963cm" svg:x="25.8cm" svg:y="17.8cm">
          <draw:text-box>
            <text:p>x</text:p>
          </draw:text-box>
        </draw:frame>
        <draw:frame draw:style-name="gr9" draw:text-style-name="P17" draw:layer="layout" svg:width="0.811cm" svg:height="0.963cm" svg:x="12cm" svg:y="9.237cm">
          <draw:text-box>
            <text:p>y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這樣的半平面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做幾個定義</text:p>
              </text:list-item>
            </text:list>
          </draw:text-box>
        </draw:frame>
        <draw:line draw:style-name="gr7" draw:text-style-name="P5" draw:layer="layout" svg:x1="6.374cm" svg:y1="17.2cm" svg:x2="26.573cm" svg:y2="17.2cm">
          <text:p/>
        </draw:line>
        <draw:line draw:style-name="gr7" draw:text-style-name="P5" draw:layer="layout" svg:x1="13.174cm" svg:y1="17.082cm" svg:x2="13.2cm" svg:y2="9.4cm">
          <text:p/>
        </draw:line>
        <draw:frame draw:style-name="gr8" draw:text-style-name="P17" draw:layer="layout" svg:width="0.815cm" svg:height="0.963cm" svg:x="25.774cm" svg:y="17.8cm">
          <draw:text-box>
            <text:p>x</text:p>
          </draw:text-box>
        </draw:frame>
        <draw:frame draw:style-name="gr9" draw:text-style-name="P17" draw:layer="layout" svg:width="0.811cm" svg:height="0.963cm" svg:x="11.974cm" svg:y="9.237cm">
          <draw:text-box>
            <text:p>y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前兩個定義是</text:p>
          </draw:text-box>
        </draw:frame>
        <draw:frame presentation:style-name="pr5" draw:layer="layout" svg:width="25.199cm" svg:height="18.494cm" svg:x="1.144cm" svg:y="5.843cm" presentation:class="outline" presentation:user-transformed="true">
          <draw:text-box>
            <text:list text:style-name="L3">
              <text:list-item>
                <text:p><text:span text:style-name="T16">1.</text:span><text:span text:style-name="T16">《點》為上半平面中經典的點 </text:span><text:span text:style-name="T16">(</text:span><text:span text:style-name="T16">這還好</text:span><text:span text:style-name="T16">)</text:span></text:p>
              </text:list-item>
              <text:list-item>
                <text:p><text:span text:style-name="T16">2.</text:span><text:span text:style-name="T16">《直線》為上半平面中的《半圓》</text:span><text:span text:style-name="T16">(</text:span><text:span text:style-name="T16">這太誇張了！</text:span><text:span text:style-name="T16">)</text:span></text:p>
              </text:list-item>
            </text:list>
          </draw:text-box>
        </draw:frame>
        <draw:frame draw:style-name="gr3" draw:text-style-name="P5" draw:layer="layout" svg:width="13.068cm" svg:height="9.967cm" svg:x="2.2cm" svg:y="9.433cm">
          <draw:image xlink:href="Pictures/10000000000001770000011EC7A06B72C47167A8.png" xlink:type="simple" xlink:show="embed" xlink:actuate="onLoad">
            <text:p/>
          </draw:image>
        </draw:frame>
        <draw:custom-shape draw:style-name="gr10" draw:text-style-name="P14" draw:layer="layout" svg:width="7.2cm" svg:height="3.6cm" svg:x="18.8cm" svg:y="10.4cm">
          <text:p text:style-name="P13"><text:span text:style-name="T14">所以這是一個通過 </text:span><text:span text:style-name="T14"><text:line-break/></text:span><text:span text:style-name="T14">A, B </text:span><text:span text:style-name="T14">兩點的直線</text:span></text:p>
          <draw:enhanced-geometry svg:viewBox="0 0 21600 21600" draw:text-areas="800 800 20800 20800" draw:type="round-rectangular-callout" draw:modifiers="-10693.5147896126 19788.5031935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2" draw:layer="layout" svg:width="19.244cm" svg:height="1.759cm" svg:x="0.956cm" svg:y="19.641cm">
          <draw:text-box>
            <text:p>圖片來源：https://book.douban.com/subject/7061949/</text:p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<text:span text:style-name="T6">然後在加上角和距離的定義</text:span></text:p>
          </draw:text-box>
        </draw:frame>
        <draw:frame presentation:style-name="pr5" draw:layer="layout" svg:width="25.199cm" svg:height="18.494cm" svg:x="1.001cm" svg:y="5.8cm" presentation:class="outline" presentation:placeholder="true" presentation:user-transformed="true">
          <draw:text-box/>
        </draw:frame>
        <draw:frame draw:style-name="gr3" draw:text-style-name="P5" draw:layer="layout" svg:width="17.811cm" svg:height="8.6cm" svg:x="3.489cm" svg:y="11cm">
          <draw:image xlink:href="Pictures/100000000000022B0000010CCDE5D944ADCF1D29.png" xlink:type="simple" xlink:show="embed" xlink:actuate="onLoad">
            <text:p/>
          </draw:image>
        </draw:frame>
        <draw:frame draw:style-name="gr3" draw:text-style-name="P5" draw:layer="layout" svg:width="20.2cm" svg:height="6.371cm" svg:x="1.9cm" svg:y="3.346cm">
          <draw:image xlink:href="Pictures/10000000000002FC000000F1A9F0E09B2F526FD5.png" xlink:type="simple" xlink:show="embed" xlink:actuate="onLoad">
            <text:p/>
          </draw:image>
        </draw:frame>
        <draw:frame draw:style-name="gr3" draw:text-style-name="P5" draw:layer="layout" svg:width="11.801cm" svg:height="1.163cm" svg:x="1.956cm" svg:y="9.547cm">
          <draw:image xlink:href="Pictures/10000000000001BE0000002CE33C0B627471AF6B.png" xlink:type="simple" xlink:show="embed" xlink:actuate="onLoad">
            <text:p/>
          </draw:image>
        </draw:frame>
        <draw:frame draw:style-name="gr11" draw:text-style-name="P12" draw:layer="layout" svg:width="19.244cm" svg:height="1.759cm" svg:x="0.6cm" svg:y="19.841cm">
          <draw:text-box>
            <text:p>圖片來源：https://book.douban.com/subject/7061949/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其中和AB平行的p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就和</text:span><text:span text:style-name="T13">AB</text:span><text:span text:style-name="T13">所形成的線</text:span><text:span text:style-name="T13">l</text:span><text:span text:style-name="T13">不相交</text:span></text:p>
              </text:list-item>
              <text:list-item>
                <text:p><text:span text:style-name="T13">而且我們可以輕易地作出很多條！</text:span></text:p>
              </text:list-item>
            </text:list>
          </draw:text-box>
        </draw:frame>
        <draw:frame draw:style-name="gr3" draw:text-style-name="P5" draw:layer="layout" svg:width="17.811cm" svg:height="8.6cm" svg:x="5.8cm" svg:y="10.8cm">
          <draw:image xlink:href="Pictures/100000000000022B0000010CCDE5D944ADCF1D29.png" xlink:type="simple" xlink:show="embed" xlink:actuate="onLoad">
            <text:p/>
          </draw:image>
        </draw:frame>
        <draw:frame draw:style-name="gr11" draw:text-style-name="P12" draw:layer="layout" svg:width="19.244cm" svg:height="1.759cm" svg:x="0.956cm" svg:y="19.642cm">
          <draw:text-box>
            <text:p>圖片來源：https://book.douban.com/subject/7061949/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text-style-name="P1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我們怎麼可以說《半圓》是直線</text:span></text:p>
              </text:list-item>
              <text:list-item>
                <text:p><text:span text:style-name="T17">然後又擅自更改《距離》的定義呢？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其實、這就是數學當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公理系統化》的最大好處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但公理化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可以尋找符合《該公理系統》的模型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任何符合該公理系統的模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都可以直接套用該公理系統的定理</text:span></text:p>
              </text:list-item>
              <text:list-item>
                <text:p><text:span text:style-name="T5">而不需要重新推導</text:span></text:p>
              </text:list-item>
              <text:list-item>
                <text:p><text:span text:style-name="T5">也不會讓理論受限於模型本身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數學系統公理化後的威力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龐加萊的半圓盤模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只是《羅氏幾何》的一個《個案》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非歐幾何體系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很多各式各樣的模型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像是橢圓幾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一個用來理解《廣義相對論》的簡化版範例！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在橢圓幾何中，會從新定義</text:span></text:p>
          </draw:text-box>
        </draw:frame>
        <draw:frame presentation:style-name="pr5" draw:layer="layout" svg:width="16.4cm" svg:height="18.494cm" svg:x="0.6cm" svg:y="6.014cm" presentation:class="outline" presentation:user-transformed="true">
          <draw:text-box>
            <text:p><text:span text:style-name="T16">點：是半球面上的一點</text:span><text:span text:style-name="T16"><text:line-break/></text:span><text:span text:style-name="T16">(</text:span><text:span text:style-name="T16">或者是赤道上邊緣的兩點，像</text:span><text:span text:style-name="T16">A,B)</text:span></text:p>
            <text:p><text:span text:style-name="T16">直線：是球面上的大圓</text:span></text:p>
            <text:p><text:span text:style-name="T16">角：通常是大圓間的角</text:span></text:p>
          </draw:text-box>
        </draw:frame>
        <draw:frame draw:style-name="gr3" draw:text-style-name="P5" draw:layer="layout" svg:width="10.179cm" svg:height="12.593cm" svg:x="17.4cm" svg:y="5.607cm">
          <draw:image xlink:href="Pictures/100000000000011F000001634F11E8483B840E5C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橢圓幾何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平行公設還是不成立。<text:line-break/></text:p>
              </text:list-item>
              <text:list-item>
                <text:p>因為兩平行線有交點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在非歐幾何發展之前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人們過於頑固的想像直線必然是筆直的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突破這個想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一切按照公理公設的規定</text:span></text:p>
              </text:list-item>
              <text:list-item>
                <text:p><text:span text:style-name="T6">任何符合公理公設的模型，</text:span><text:span text:style-name="T6"><text:line-break/></text:span><text:span text:style-name="T6">都會是該門數學的一個範例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任何的模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也都可以建構出一套符合該模型的公理系統！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這樣、數學就能變得更強大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更有彈性了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愛因斯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在《狹義與廣義相對論淺說》這本書中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3" draw:layer="layout" svg:width="25.199cm" svg:height="3.506cm" svg:x="1.4cm" svg:y="0.837cm" presentation:class="title">
          <draw:text-box>
            <text:p>曾經提到過一個範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假如球面上有一種扁平小蟲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個小蟲絕對無法向上跳</text:span><text:span text:style-name="T6"><text:line-break/></text:span><text:span text:style-name="T6"/></text:p>
              </text:list-item>
              <text:list-item>
                <text:p><text:span text:style-name="T6">那麼他們所看到的幾何學</text:span><text:span text:style-name="T6"><text:line-break/></text:span><text:span text:style-name="T6">會是甚麼樣的幾何學呢？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>
          <draw:text-box>
            <text:p>對於我們人類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沒有辦法穿越時空</text:span><text:span text:style-name="T7"><text:line-break/></text:span><text:span text:style-name="T7"/></text:p>
              </text:list-item>
              <text:list-item>
                <text:p><text:span text:style-name="T7">因此就像一種生活在三空間內的《扁平生物》，很難想像四維的時空扭曲到底是怎麼回事！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3" draw:layer="layout" svg:width="25.199cm" svg:height="3.506cm" svg:x="1.4cm" svg:y="0.837cm" presentation:class="title">
          <draw:text-box>
            <text:p>但是透過數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可以描述《相對論》當中的四維時空結構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>
          <draw:text-box>
            <text:p>而這個描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所謂的《廣義相對論》了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3" draw:layer="layout" svg:width="25.199cm" svg:height="3.506cm" svg:x="1.4cm" svg:y="0.837cm" presentation:class="title">
          <draw:text-box>
            <text:p>關於相對論的議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會在下一篇的《十分鐘系列》當中，有專門的探討！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3" draw:layer="layout" svg:width="25.199cm" svg:height="3.506cm" svg:x="1.4cm" svg:y="0.837cm" presentation:class="title">
          <draw:text-box>
            <text:p>我們下回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10-21T08:55:30.472000000</dc:date>
    <meta:editing-duration>P2DT23H16M20S</meta:editing-duration>
    <meta:editing-cycles>665</meta:editing-cycles>
    <meta:generator>LibreOffice/5.0.6.3$Windows_x86 LibreOffice_project/490fc03b25318460cfc54456516ea2519c11d1aa</meta:generator>
    <meta:document-statistic meta:object-count="370"/>
  </office:meta>
</office:document-meta>
</file>